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5a0" officeooo:paragraph-rsid="000955a0"/>
    </style:style>
    <style:style style:name="P2" style:family="paragraph" style:parent-style-name="Standard">
      <style:text-properties officeooo:rsid="000979d2" officeooo:paragraph-rsid="000979d2"/>
    </style:style>
    <style:style style:name="T1" style:family="text">
      <style:text-properties officeooo:rsid="000979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rijf opdracht 4:</text:p>
      <text:p text:style-name="P1"/>
      <text:p text:style-name="P1"/>
      <text:p text:style-name="P1">Beste ontvanger,</text:p>
      <text:p text:style-name="P1"/>
      <text:p text:style-name="P1">Ik stuur deze brief omtrent een aanvraag voor ons personeels feest. </text:p>
      <text:p text:style-name="P1">We zouden graag met het hele bedrijf op uw party centrum willen huren, hier heb ik zelf nog een aantal vragen over en die zijn als volgd:</text:p>
      <text:p text:style-name="P1"/>
      <text:p text:style-name="P1">- is er ruimte voor 20 personenen?</text:p>
      <text:p text:style-name="P1"/>
      <text:p text:style-name="P1">- zijn er faciliteiten voor invalide?</text:p>
      <text:p text:style-name="P1"/>
      <text:p text:style-name="P1">- zijn er mogelijkheden voor vegatariers bij de catering?</text:p>
      <text:p text:style-name="P1"/>
      <text:p text:style-name="P1">- is er parkeer ruimte voor een groote bus? <text:span text:style-name="T1">En hoe zit het met overig parkeer gelegenheden?</text:span></text:p>
      <text:p text:style-name="P1"/>
      <text:p text:style-name="P1">Ons budget is rond de 1000 euro <text:span text:style-name="T1">en willen graag voor 25 mei reserveren.</text:span></text:p>
      <text:p text:style-name="P1"/>
      <text:p text:style-name="P2">Ik hoor graag wat uw reactie is.</text:p>
      <text:p text:style-name="P2"/>
      <text:p text:style-name="P2">Met vriendelijke groet,</text:p>
      <text:p text:style-name="P2">Koos Naamlo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3:13:47.904660545</meta:creation-date>
    <dc:date>2022-01-25T13:28:30.961386588</dc:date>
    <meta:editing-duration>PT4M33S</meta:editing-duration>
    <meta:editing-cycles>1</meta:editing-cycles>
    <meta:document-statistic meta:table-count="0" meta:image-count="0" meta:object-count="0" meta:page-count="1" meta:paragraph-count="12" meta:word-count="108" meta:character-count="599" meta:non-whitespace-character-count="502"/>
    <meta:generator>LibreOffice/6.4.7.2$Linux_X86_64 LibreOffice_project/40$Build-2</meta:generator>
  </office:meta>
</office:document-meta>
</file>